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75.74173228346456pt" style:use-optimal-column-width="true"/>
    </style:style>
    <style:style style:name="ACOL-3" style:family="table-column">
      <style:table-column-properties style:column-width="66.75590551181102pt" style:use-optimal-column-width="true"/>
    </style:style>
    <style:style style:name="ACOL-4" style:family="table-column">
      <style:table-column-properties style:column-width="75.00472440944881pt" style:use-optimal-column-width="true"/>
    </style:style>
    <style:style style:name="ACOL-5" style:family="table-column">
      <style:table-column-properties style:column-width="90.73700787401573pt" style:use-optimal-column-width="true"/>
    </style:style>
    <style:style style:name="ACOL-6" style:family="table-column">
      <style:table-column-properties style:column-width="102.75pt" style:use-optimal-column-width="false"/>
    </style:style>
    <style:style style:name="ACOL-7" style:family="table-column">
      <style:table-column-properties style:column-width="59.24409448818898pt" style:use-optimal-column-width="true"/>
    </style:style>
    <style:style style:name="ACOL-8" style:family="table-column">
      <style:table-column-properties style:column-width="65.25354330708662pt" style:use-optimal-column-width="true"/>
    </style:style>
    <style:style style:name="ACOL-9" style:family="table-column">
      <style:table-column-properties style:column-width="78pt" style:use-optimal-column-width="false"/>
    </style:style>
    <style:style style:name="ACOL-10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0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 table:number-columns-repeated="5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 table:number-columns-repeated="225"/>
        <table:table-column table:style-name="ACOL-0" table:number-columns-repeated="13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6-10_1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9700">
            <text:p>9700</text:p>
          </table:table-cell>
          <table:table-cell table:style-name="ACE-0" table:formula="of:=MAX([.F2]*0.10000000000000001;100)" office:value-type="float" office:value="970">
            <text:p>970</text:p>
          </table:table-cell>
          <table:table-cell table:style-name="ACE-0" office:value-type="string">
            <text:p>Acropora danai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4.600000000000001">
            <text:p>−34.6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6-10_2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9700">
            <text:p>9700</text:p>
          </table:table-cell>
          <table:table-cell table:style-name="ACE-0" table:formula="of:=MAX([.F3]*0.10000000000000001;100)" office:value-type="float" office:value="970">
            <text:p>970</text:p>
          </table:table-cell>
          <table:table-cell table:style-name="ACE-0" office:value-type="string">
            <text:p>Acropora danai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4.600000000000001">
            <text:p>−34.6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6-10_3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9600">
            <text:p>9600</text:p>
          </table:table-cell>
          <table:table-cell table:style-name="ACE-0" table:formula="of:=MAX([.F4]*0.10000000000000001;100)" office:value-type="float" office:value="960">
            <text:p>960</text:p>
          </table:table-cell>
          <table:table-cell table:style-name="ACE-0" office:value-type="string">
            <text:p>Acropora danai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4.600000000000001">
            <text:p>−34.6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6-11_1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9900">
            <text:p>9900</text:p>
          </table:table-cell>
          <table:table-cell table:style-name="ACE-0" table:formula="of:=MAX([.F5]*0.10000000000000001;100)" office:value-type="float" office:value="990">
            <text:p>990</text:p>
          </table:table-cell>
          <table:table-cell table:style-name="ACE-0" office:value-type="string">
            <text:p>Acropora danai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7.299999999999997">
            <text:p>−37.3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6-11_2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9900">
            <text:p>99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danai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7.299999999999997">
            <text:p>−37.3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6-12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0000">
            <text:p>10000</text:p>
          </table:table-cell>
          <table:table-cell table:style-name="ACE-0" table:formula="of:=MAX([.F7]*0.10000000000000001;100)" office:value-type="float" office:value="1000">
            <text:p>1000</text:p>
          </table:table-cell>
          <table:table-cell table:style-name="ACE-0" office:value-type="string">
            <text:p>Acropora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9.600000000000001">
            <text:p>−39.6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6-13_1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0200">
            <text:p>102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danai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3.899999999999999">
            <text:p>−43.9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6-13_2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0300">
            <text:p>10300</text:p>
          </table:table-cell>
          <table:table-cell table:style-name="ACE-0" table:formula="of:=MAX([.F9]*0.10000000000000001;100)" office:value-type="float" office:value="1030">
            <text:p>1030</text:p>
          </table:table-cell>
          <table:table-cell table:style-name="ACE-0" office:value-type="string">
            <text:p>Acropora danai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3.899999999999999">
            <text:p>−43.9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6-14_1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0200">
            <text:p>102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danai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5.899999999999999">
            <text:p>−45.9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7-10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2000">
            <text:p>12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1.899999999999999">
            <text:p>−61.9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7-11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3000">
            <text:p>13000</text:p>
          </table:table-cell>
          <table:table-cell table:style-name="ACE-0" table:formula="of:=MAX([.F12]*0.10000000000000001;100)" office:value-type="float" office:value="1300">
            <text:p>1300</text:p>
          </table:table-cell>
          <table:table-cell table:style-name="ACE-0" office:value-type="string">
            <text:p>Pocillopora verrucosa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8.200000000000003">
            <text:p>−68.2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7-12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2900">
            <text:p>12900</text:p>
          </table:table-cell>
          <table:table-cell table:style-name="ACE-0" table:formula="of:=MAX([.F13]*0.10000000000000001;100)" office:value-type="float" office:value="1290">
            <text:p>1290</text:p>
          </table:table-cell>
          <table:table-cell table:style-name="ACE-0" office:value-type="string">
            <text:p>Pocillopora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8.200000000000003">
            <text:p>−68.2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7-13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2800">
            <text:p>128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9.799999999999997">
            <text:p>−69.8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7-14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2800">
            <text:p>128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0.5">
            <text:p>−70.5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7-15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3000">
            <text:p>13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0.900000000000006">
            <text:p>−70.9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7-16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3000">
            <text:p>13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2.400000000000006">
            <text:p>−72.4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7-17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3200">
            <text:p>13200</text:p>
          </table:table-cell>
          <table:table-cell table:style-name="ACE-0" table:formula="of:=MAX([.F18]*0.10000000000000001;100)" office:value-type="float" office:value="1320">
            <text:p>1320</text:p>
          </table:table-cell>
          <table:table-cell table:style-name="ACE-0" office:value-type="string">
            <text:p>Porites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3.400000000000006">
            <text:p>−73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7-18_1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3600">
            <text:p>136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6.400000000000006">
            <text:p>−76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7-18_2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3500">
            <text:p>13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6.400000000000006">
            <text:p>−76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7-19_1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3900">
            <text:p>139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danai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9.299999999999997">
            <text:p>−79.3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7-19_2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3900">
            <text:p>139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danai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9.299999999999997">
            <text:p>−79.3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7-19_3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3800">
            <text:p>13800</text:p>
          </table:table-cell>
          <table:table-cell table:style-name="ACE-0" office:value-type="float" office:value="700">
            <text:p>700</text:p>
          </table:table-cell>
          <table:table-cell table:style-name="ACE-0" office:value-type="string">
            <text:p>Acropora danai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9.400000000000006">
            <text:p>−79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7-2_1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9400">
            <text:p>94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ontastraea annuligera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2.299999999999997">
            <text:p>−32.3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7-2_2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9300">
            <text:p>9300</text:p>
          </table:table-cell>
          <table:table-cell table:style-name="ACE-0" table:formula="of:=MAX([.F25]*0.10000000000000001;100)" office:value-type="float" office:value="930">
            <text:p>930</text:p>
          </table:table-cell>
          <table:table-cell table:style-name="ACE-0" office:value-type="string">
            <text:p>Montastraea annuligera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2.299999999999997">
            <text:p>−32.3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7-4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0300">
            <text:p>10300</text:p>
          </table:table-cell>
          <table:table-cell table:style-name="ACE-0" table:formula="of:=MAX([.F26]*0.10000000000000001;100)" office:value-type="float" office:value="1030">
            <text:p>1030</text:p>
          </table:table-cell>
          <table:table-cell table:style-name="ACE-0" office:value-type="string">
            <text:p>Acropora danai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4">
            <text:p>−4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7-5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0700">
            <text:p>107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cillopora verrucosa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6.799999999999997">
            <text:p>−46.8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7-6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0900">
            <text:p>109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Faviidae (_Favidea_ ref 48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2.700000000000003">
            <text:p>−52.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7-7_1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1100">
            <text:p>11100</text:p>
          </table:table-cell>
          <table:table-cell table:style-name="ACE-0" table:formula="of:=MAX([.F29]*0.10000000000000001;100)" office:value-type="float" office:value="1110">
            <text:p>1110</text:p>
          </table:table-cell>
          <table:table-cell table:style-name="ACE-0" office:value-type="string">
            <text:p>Acropora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2.799999999999997">
            <text:p>−52.8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7-7_2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1100">
            <text:p>11100</text:p>
          </table:table-cell>
          <table:table-cell table:style-name="ACE-0" table:formula="of:=MAX([.F30]*0.10000000000000001;100)" office:value-type="float" office:value="1110">
            <text:p>1110</text:p>
          </table:table-cell>
          <table:table-cell table:style-name="ACE-0" office:value-type="string">
            <text:p>Acropora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2.799999999999997">
            <text:p>−52.8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7-7_3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1100">
            <text:p>11100</text:p>
          </table:table-cell>
          <table:table-cell table:style-name="ACE-0" table:formula="of:=MAX([.F31]*0.10000000000000001;100)" office:value-type="float" office:value="1110">
            <text:p>1110</text:p>
          </table:table-cell>
          <table:table-cell table:style-name="ACE-0" office:value-type="string">
            <text:p>Acropora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2.799999999999997">
            <text:p>−52.8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7-7_4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1100">
            <text:p>11100</text:p>
          </table:table-cell>
          <table:table-cell table:style-name="ACE-0" table:formula="of:=MAX([.F32]*0.10000000000000001;100)" office:value-type="float" office:value="1110">
            <text:p>1110</text:p>
          </table:table-cell>
          <table:table-cell table:style-name="ACE-0" office:value-type="string">
            <text:p>Acropora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2.799999999999997">
            <text:p>−52.8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7-7_5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1100">
            <text:p>11100</text:p>
          </table:table-cell>
          <table:table-cell table:style-name="ACE-0" table:formula="of:=MAX([.F33]*0.10000000000000001;100)" office:value-type="float" office:value="1110">
            <text:p>1110</text:p>
          </table:table-cell>
          <table:table-cell table:style-name="ACE-0" office:value-type="string">
            <text:p>Acropora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2.799999999999997">
            <text:p>−52.8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7-8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1400">
            <text:p>11400</text:p>
          </table:table-cell>
          <table:table-cell table:style-name="ACE-0" table:formula="of:=MAX([.F34]*0.10000000000000001;100)" office:value-type="float" office:value="1140">
            <text:p>1140</text:p>
          </table:table-cell>
          <table:table-cell table:style-name="ACE-0" office:value-type="string">
            <text:p>Pocillopora verrucosa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5.799999999999997">
            <text:p>−55.8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7-9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1600">
            <text:p>11600</text:p>
          </table:table-cell>
          <table:table-cell table:style-name="ACE-0" table:formula="of:=MAX([.F35]*0.10000000000000001;100)" office:value-type="float" office:value="1160">
            <text:p>1160</text:p>
          </table:table-cell>
          <table:table-cell table:style-name="ACE-0" office:value-type="string">
            <text:p>Pocillopora verrucosa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1.700000000000003">
            <text:p>−61.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BardEtal1996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10-333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17">
            <text:p>−149.517</text:p>
          </table:table-cell>
          <table:table-cell table:style-name="ACE-0" office:value-type="float" office:value="12000">
            <text:p>12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8.299999999999997">
            <text:p>−58.3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10-372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17">
            <text:p>−149.517</text:p>
          </table:table-cell>
          <table:table-cell table:style-name="ACE-0" office:value-type="float" office:value="13000">
            <text:p>13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0.799999999999997">
            <text:p>−70.8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8-162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9600">
            <text:p>96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Acropora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5">
            <text:p>−35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8-176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9700">
            <text:p>9700</text:p>
          </table:table-cell>
          <table:table-cell table:style-name="ACE-0" table:formula="of:=MAX([.F39]*0.10000000000000001;100)" office:value-type="float" office:value="970">
            <text:p>970</text:p>
          </table:table-cell>
          <table:table-cell table:style-name="ACE-0" office:value-type="string">
            <text:p>Pocillopora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7.299999999999997">
            <text:p>−37.3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8-182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9700">
            <text:p>9700</text:p>
          </table:table-cell>
          <table:table-cell table:style-name="ACE-0" table:formula="of:=MAX([.F40]*0.10000000000000001;100)" office:value-type="float" office:value="970">
            <text:p>970</text:p>
          </table:table-cell>
          <table:table-cell table:style-name="ACE-0" office:value-type="string">
            <text:p>Pocillopora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8.600000000000001">
            <text:p>−38.6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8-203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0300">
            <text:p>10300</text:p>
          </table:table-cell>
          <table:table-cell table:style-name="ACE-0" table:formula="of:=MAX([.F41]*0.10000000000000001;100)" office:value-type="float" office:value="1030">
            <text:p>1030</text:p>
          </table:table-cell>
          <table:table-cell table:style-name="ACE-0" office:value-type="string">
            <text:p>Faviidae (_Favidea_ ref 48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1.100000000000001">
            <text:p>−41.1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8-222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0300">
            <text:p>10300</text:p>
          </table:table-cell>
          <table:table-cell table:style-name="ACE-0" table:formula="of:=MAX([.F42]*0.10000000000000001;100)" office:value-type="float" office:value="1030">
            <text:p>1030</text:p>
          </table:table-cell>
          <table:table-cell table:style-name="ACE-0" office:value-type="string">
            <text:p>Acropora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3.600000000000001">
            <text:p>−43.6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8-232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0500">
            <text:p>10500</text:p>
          </table:table-cell>
          <table:table-cell table:style-name="ACE-0" table:formula="of:=MAX([.F43]*0.10000000000000001;100)" office:value-type="float" office:value="1050">
            <text:p>1050</text:p>
          </table:table-cell>
          <table:table-cell table:style-name="ACE-0" office:value-type="string">
            <text:p>Acropora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5.799999999999997">
            <text:p>−45.8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8-244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0700">
            <text:p>107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cillopora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8.200000000000003">
            <text:p>−48.2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8-260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0800">
            <text:p>10800</text:p>
          </table:table-cell>
          <table:table-cell table:style-name="ACE-0" table:formula="of:=MAX([.F45]*0.10000000000000001;100)" office:value-type="float" office:value="1080">
            <text:p>1080</text:p>
          </table:table-cell>
          <table:table-cell table:style-name="ACE-0" office:value-type="string">
            <text:p>Acropora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9.700000000000003">
            <text:p>−49.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8-269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1200">
            <text:p>112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1.5">
            <text:p>−51.5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8-269_2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1100">
            <text:p>11100</text:p>
          </table:table-cell>
          <table:table-cell table:style-name="ACE-0" table:formula="of:=MAX([.F47]*0.10000000000000001;100)" office:value-type="float" office:value="1110">
            <text:p>1110</text:p>
          </table:table-cell>
          <table:table-cell table:style-name="ACE-0" office:value-type="string">
            <text:p>Acropora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1.700000000000003">
            <text:p>−51.7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8-295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1900">
            <text:p>11900</text:p>
          </table:table-cell>
          <table:table-cell table:style-name="ACE-0" table:formula="of:=MAX([.F48]*0.10000000000000001;100)" office:value-type="float" office:value="1190">
            <text:p>1190</text:p>
          </table:table-cell>
          <table:table-cell table:style-name="ACE-0" office:value-type="string">
            <text:p>Pocillopora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9.700000000000003">
            <text:p>−59.7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8-299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2000">
            <text:p>12000</text:p>
          </table:table-cell>
          <table:table-cell table:style-name="ACE-0" table:formula="of:=MAX([.F49]*0.10000000000000001;100)" office:value-type="float" office:value="1200">
            <text:p>1200</text:p>
          </table:table-cell>
          <table:table-cell table:style-name="ACE-0" office:value-type="string">
            <text:p>Pocillopora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4.700000000000003">
            <text:p>−64.7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8-307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2200">
            <text:p>122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Faviidae (_Favidea_ ref 48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7">
            <text:p>−67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8-319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2600">
            <text:p>126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9.299999999999997">
            <text:p>−69.3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8-320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2600">
            <text:p>126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 (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9.400000000000006">
            <text:p>−69.4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8-322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2500">
            <text:p>12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 (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9.5">
            <text:p>−69.5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8-338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2800">
            <text:p>12800</text:p>
          </table:table-cell>
          <table:table-cell table:style-name="ACE-0" table:formula="of:=MAX([.F54]*0.10000000000000001;100)" office:value-type="float" office:value="1280">
            <text:p>1280</text:p>
          </table:table-cell>
          <table:table-cell table:style-name="ACE-0" office:value-type="string">
            <text:p>Porites sp. (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0.900000000000006">
            <text:p>−70.9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8-348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3000">
            <text:p>13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cillopora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0.799999999999997">
            <text:p>−70.8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8-353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3400">
            <text:p>13400</text:p>
          </table:table-cell>
          <table:table-cell table:style-name="ACE-0" table:formula="of:=MAX([.F56]*0.10000000000000001;100)" office:value-type="float" office:value="1340">
            <text:p>1340</text:p>
          </table:table-cell>
          <table:table-cell table:style-name="ACE-0" office:value-type="string">
            <text:p>Porites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9">
            <text:p>−79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8-354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3400">
            <text:p>134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Porites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9.200000000000003">
            <text:p>−79.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8-359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3800">
            <text:p>138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1.299999999999997">
            <text:p>−81.3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8-360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3900">
            <text:p>139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Porites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1.299999999999997">
            <text:p>−81.3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8-362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3800">
            <text:p>13800</text:p>
          </table:table-cell>
          <table:table-cell table:style-name="ACE-0" table:formula="of:=MAX([.F60]*0.10000000000000001;100)" office:value-type="float" office:value="1380">
            <text:p>1380</text:p>
          </table:table-cell>
          <table:table-cell table:style-name="ACE-0" office:value-type="string">
            <text:p>Porites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1.5">
            <text:p>−81.5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8-363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3800">
            <text:p>138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1.200000000000003">
            <text:p>−81.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8-365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3700">
            <text:p>137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2.700000000000003">
            <text:p>−82.7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8-369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3800">
            <text:p>13800</text:p>
          </table:table-cell>
          <table:table-cell table:style-name="ACE-0" table:formula="of:=MAX([.F63]*0.10000000000000001;100)" office:value-type="float" office:value="1380">
            <text:p>1380</text:p>
          </table:table-cell>
          <table:table-cell table:style-name="ACE-0" office:value-type="string">
            <text:p>Porites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3.900000000000006">
            <text:p>−83.9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8-372</text:p>
          </table:table-cell>
          <table:table-cell table:style-name="ACE-0" office:value-type="float" office:value="-17.516999999999999">
            <text:p>−17.517</text:p>
          </table:table-cell>
          <table:table-cell table:style-name="ACE-0" office:value-type="float" office:value="-149.56700000000001">
            <text:p>−149.567</text:p>
          </table:table-cell>
          <table:table-cell table:style-name="ACE-0" office:value-type="float" office:value="14000">
            <text:p>14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3.400000000000006">
            <text:p>−83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9-200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17">
            <text:p>−149.517</text:p>
          </table:table-cell>
          <table:table-cell table:style-name="ACE-0" office:value-type="float" office:value="10900">
            <text:p>109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Acropora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9.899999999999999">
            <text:p>−49.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9-200_2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17">
            <text:p>−149.517</text:p>
          </table:table-cell>
          <table:table-cell table:style-name="ACE-0" office:value-type="float" office:value="10800">
            <text:p>10800</text:p>
          </table:table-cell>
          <table:table-cell table:style-name="ACE-0" table:formula="of:=MAX([.F66]*0.10000000000000001;100)" office:value-type="float" office:value="1080">
            <text:p>1080</text:p>
          </table:table-cell>
          <table:table-cell table:style-name="ACE-0" office:value-type="string">
            <text:p>Acropora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0.100000000000001">
            <text:p>−50.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9-213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17">
            <text:p>−149.517</text:p>
          </table:table-cell>
          <table:table-cell table:style-name="ACE-0" office:value-type="float" office:value="11400">
            <text:p>114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4.799999999999997">
            <text:p>−54.8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9-231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17">
            <text:p>−149.517</text:p>
          </table:table-cell>
          <table:table-cell table:style-name="ACE-0" office:value-type="float" office:value="12400">
            <text:p>12400</text:p>
          </table:table-cell>
          <table:table-cell table:style-name="ACE-0" table:formula="of:=MAX([.F68]*0.10000000000000001;100)" office:value-type="float" office:value="1240">
            <text:p>1240</text:p>
          </table:table-cell>
          <table:table-cell table:style-name="ACE-0" office:value-type="string">
            <text:p>Porites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0.899999999999999">
            <text:p>−60.9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9-232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17">
            <text:p>−149.517</text:p>
          </table:table-cell>
          <table:table-cell table:style-name="ACE-0" office:value-type="float" office:value="12300">
            <text:p>123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0.899999999999999">
            <text:p>−60.9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9-233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17">
            <text:p>−149.517</text:p>
          </table:table-cell>
          <table:table-cell table:style-name="ACE-0" office:value-type="float" office:value="12400">
            <text:p>124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2">
            <text:p>−62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9-242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17">
            <text:p>−149.517</text:p>
          </table:table-cell>
          <table:table-cell table:style-name="ACE-0" office:value-type="float" office:value="12600">
            <text:p>12600</text:p>
          </table:table-cell>
          <table:table-cell table:style-name="ACE-0" table:formula="of:=MAX([.F71]*0.10000000000000001;100)" office:value-type="float" office:value="1260">
            <text:p>1260</text:p>
          </table:table-cell>
          <table:table-cell table:style-name="ACE-0" office:value-type="string">
            <text:p>Porites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3.5">
            <text:p>−63.5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9-242_2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17">
            <text:p>−149.517</text:p>
          </table:table-cell>
          <table:table-cell table:style-name="ACE-0" office:value-type="float" office:value="12500">
            <text:p>12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3.5">
            <text:p>−63.5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9-255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17">
            <text:p>−149.517</text:p>
          </table:table-cell>
          <table:table-cell table:style-name="ACE-0" office:value-type="float" office:value="12800">
            <text:p>128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cillopora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5.799999999999997">
            <text:p>−65.8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9-264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17">
            <text:p>−149.517</text:p>
          </table:table-cell>
          <table:table-cell table:style-name="ACE-0" office:value-type="float" office:value="13000">
            <text:p>13000</text:p>
          </table:table-cell>
          <table:table-cell table:style-name="ACE-0" table:formula="of:=MAX([.F74]*0.10000000000000001;100)" office:value-type="float" office:value="1300">
            <text:p>1300</text:p>
          </table:table-cell>
          <table:table-cell table:style-name="ACE-0" office:value-type="string">
            <text:p>Porites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7.200000000000003">
            <text:p>−67.2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9-265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17">
            <text:p>−149.517</text:p>
          </table:table-cell>
          <table:table-cell table:style-name="ACE-0" office:value-type="float" office:value="13000">
            <text:p>13000</text:p>
          </table:table-cell>
          <table:table-cell table:style-name="ACE-0" table:formula="of:=MAX([.F75]*0.10000000000000001;100)" office:value-type="float" office:value="1300">
            <text:p>1300</text:p>
          </table:table-cell>
          <table:table-cell table:style-name="ACE-0" office:value-type="string">
            <text:p>Porites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9.400000000000006">
            <text:p>−69.4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I0-272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17">
            <text:p>−149.517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Acropora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5">
            <text:p>−35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I0-302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17">
            <text:p>−149.517</text:p>
          </table:table-cell>
          <table:table-cell table:style-name="ACE-0" office:value-type="float" office:value="10900">
            <text:p>109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7.399999999999999">
            <text:p>−47.4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I0-321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17">
            <text:p>−149.517</text:p>
          </table:table-cell>
          <table:table-cell table:style-name="ACE-0" office:value-type="float" office:value="11400">
            <text:p>114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3.600000000000001">
            <text:p>−53.6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I0-338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17">
            <text:p>−149.517</text:p>
          </table:table-cell>
          <table:table-cell table:style-name="ACE-0" office:value-type="float" office:value="12100">
            <text:p>121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cillopora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9.5">
            <text:p>−59.5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I0-341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17">
            <text:p>−149.517</text:p>
          </table:table-cell>
          <table:table-cell table:style-name="ACE-0" office:value-type="float" office:value="12100">
            <text:p>121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9.700000000000003">
            <text:p>−59.7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I0-355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17">
            <text:p>−149.517</text:p>
          </table:table-cell>
          <table:table-cell table:style-name="ACE-0" office:value-type="float" office:value="12400">
            <text:p>12400</text:p>
          </table:table-cell>
          <table:table-cell table:style-name="ACE-0" table:formula="of:=MAX([.F81]*0.10000000000000001;100)" office:value-type="float" office:value="1240">
            <text:p>1240</text:p>
          </table:table-cell>
          <table:table-cell table:style-name="ACE-0" office:value-type="string">
            <text:p>Porites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4.700000000000003">
            <text:p>−64.7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I0-373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17">
            <text:p>−149.517</text:p>
          </table:table-cell>
          <table:table-cell table:style-name="ACE-0" office:value-type="float" office:value="13100">
            <text:p>13100</text:p>
          </table:table-cell>
          <table:table-cell table:style-name="ACE-0" table:formula="of:=MAX([.F82]*0.10000000000000001;100)" office:value-type="float" office:value="1310">
            <text:p>1310</text:p>
          </table:table-cell>
          <table:table-cell table:style-name="ACE-0" office:value-type="string">
            <text:p>Porites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3.299999999999997">
            <text:p>−73.3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I0-375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17">
            <text:p>−149.517</text:p>
          </table:table-cell>
          <table:table-cell table:style-name="ACE-0" office:value-type="float" office:value="13100">
            <text:p>131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Porites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3.299999999999997">
            <text:p>−73.3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l0-317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17">
            <text:p>−149.517</text:p>
          </table:table-cell>
          <table:table-cell table:style-name="ACE-0" office:value-type="float" office:value="11400">
            <text:p>114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3.399999999999999">
            <text:p>−53.4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Ta-Pl0-332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17">
            <text:p>−149.517</text:p>
          </table:table-cell>
          <table:table-cell table:style-name="ACE-0" office:value-type="float" office:value="11800">
            <text:p>11800</text:p>
          </table:table-cell>
          <table:table-cell table:style-name="ACE-0" table:formula="of:=MAX([.F85]*0.10000000000000001;100)" office:value-type="float" office:value="1180">
            <text:p>1180</text:p>
          </table:table-cell>
          <table:table-cell table:style-name="ACE-0" office:value-type="string">
            <text:p>Faviidae (_Favidea_ ref 48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8.399999999999999">
            <text:p>−58.4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BardEtal2010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5A-12R-1W_51-54</text:p>
          </table:table-cell>
          <table:table-cell table:style-name="ACE-0" office:value-type="float" office:value="-17.75">
            <text:p>−17.75</text:p>
          </table:table-cell>
          <table:table-cell table:style-name="ACE-0" office:value-type="float" office:value="-149.53299999999999">
            <text:p>−149.533</text:p>
          </table:table-cell>
          <table:table-cell table:style-name="ACE-0" office:value-type="float" office:value="11100">
            <text:p>11100</text:p>
          </table:table-cell>
          <table:table-cell table:style-name="ACE-0" table:formula="of:=MAX([.F86]*0.10000000000000001;100)" office:value-type="float" office:value="1110">
            <text:p>111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1.900000000000006">
            <text:p>−71.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DeschampsEtal201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5C-11R-1W_46-59__1</text:p>
          </table:table-cell>
          <table:table-cell table:style-name="ACE-0" office:value-type="float" office:value="-17.75">
            <text:p>−17.75</text:p>
          </table:table-cell>
          <table:table-cell table:style-name="ACE-0" office:value-type="float" office:value="-149.53299999999999">
            <text:p>−149.533</text:p>
          </table:table-cell>
          <table:table-cell table:style-name="ACE-0" office:value-type="float" office:value="11900">
            <text:p>11900</text:p>
          </table:table-cell>
          <table:table-cell table:style-name="ACE-0" table:formula="of:=MAX([.F87]*0.10000000000000001;100)" office:value-type="float" office:value="1190">
            <text:p>1190</text:p>
          </table:table-cell>
          <table:table-cell table:style-name="ACE-0" office:value-type="string">
            <text:p>Acropora sp. (tabular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6.400000000000006">
            <text:p>−76.4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eschampsEtal201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5C-11R-1W_46-59__2</text:p>
          </table:table-cell>
          <table:table-cell table:style-name="ACE-0" office:value-type="float" office:value="-17.75">
            <text:p>−17.75</text:p>
          </table:table-cell>
          <table:table-cell table:style-name="ACE-0" office:value-type="float" office:value="-149.53299999999999">
            <text:p>−149.533</text:p>
          </table:table-cell>
          <table:table-cell table:style-name="ACE-0" office:value-type="float" office:value="11900">
            <text:p>11900</text:p>
          </table:table-cell>
          <table:table-cell table:style-name="ACE-0" table:formula="of:=MAX([.F88]*0.10000000000000001;100)" office:value-type="float" office:value="1190">
            <text:p>1190</text:p>
          </table:table-cell>
          <table:table-cell table:style-name="ACE-0" office:value-type="string">
            <text:p>Acropora sp. (tabular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6.400000000000006">
            <text:p>−76.4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eschampsEtal201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5C-11R-1W_46-59__3</text:p>
          </table:table-cell>
          <table:table-cell table:style-name="ACE-0" office:value-type="float" office:value="-17.75">
            <text:p>−17.75</text:p>
          </table:table-cell>
          <table:table-cell table:style-name="ACE-0" office:value-type="float" office:value="-149.53299999999999">
            <text:p>−149.533</text:p>
          </table:table-cell>
          <table:table-cell table:style-name="ACE-0" office:value-type="float" office:value="11800">
            <text:p>11800</text:p>
          </table:table-cell>
          <table:table-cell table:style-name="ACE-0" table:formula="of:=MAX([.F89]*0.10000000000000001;100)" office:value-type="float" office:value="1180">
            <text:p>1180</text:p>
          </table:table-cell>
          <table:table-cell table:style-name="ACE-0" office:value-type="string">
            <text:p>Acropora sp. (tabular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6.400000000000006">
            <text:p>−76.4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eschampsEtal201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5C-11R-1W_46-59__4</text:p>
          </table:table-cell>
          <table:table-cell table:style-name="ACE-0" office:value-type="float" office:value="-17.75">
            <text:p>−17.75</text:p>
          </table:table-cell>
          <table:table-cell table:style-name="ACE-0" office:value-type="float" office:value="-149.53299999999999">
            <text:p>−149.533</text:p>
          </table:table-cell>
          <table:table-cell table:style-name="ACE-0" office:value-type="float" office:value="11800">
            <text:p>11800</text:p>
          </table:table-cell>
          <table:table-cell table:style-name="ACE-0" table:formula="of:=MAX([.F90]*0.10000000000000001;100)" office:value-type="float" office:value="1180">
            <text:p>1180</text:p>
          </table:table-cell>
          <table:table-cell table:style-name="ACE-0" office:value-type="string">
            <text:p>Acropora sp. (tabular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6.5">
            <text:p>−76.5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DeschampsEtal201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5C-11R-1W_46-59__5</text:p>
          </table:table-cell>
          <table:table-cell table:style-name="ACE-0" office:value-type="float" office:value="-17.75">
            <text:p>−17.75</text:p>
          </table:table-cell>
          <table:table-cell table:style-name="ACE-0" office:value-type="float" office:value="-149.53299999999999">
            <text:p>−149.533</text:p>
          </table:table-cell>
          <table:table-cell table:style-name="ACE-0" office:value-type="float" office:value="11900">
            <text:p>11900</text:p>
          </table:table-cell>
          <table:table-cell table:style-name="ACE-0" table:formula="of:=MAX([.F91]*0.10000000000000001;100)" office:value-type="float" office:value="1190">
            <text:p>1190</text:p>
          </table:table-cell>
          <table:table-cell table:style-name="ACE-0" office:value-type="string">
            <text:p>Acropora sp. (tabular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6.400000000000006">
            <text:p>−76.4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eschampsEtal201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5C-11R-1W_46-59__6</text:p>
          </table:table-cell>
          <table:table-cell table:style-name="ACE-0" office:value-type="float" office:value="-17.75">
            <text:p>−17.75</text:p>
          </table:table-cell>
          <table:table-cell table:style-name="ACE-0" office:value-type="float" office:value="-149.53299999999999">
            <text:p>−149.533</text:p>
          </table:table-cell>
          <table:table-cell table:style-name="ACE-0" office:value-type="float" office:value="12000">
            <text:p>12000</text:p>
          </table:table-cell>
          <table:table-cell table:style-name="ACE-0" table:formula="of:=MAX([.F92]*0.10000000000000001;100)" office:value-type="float" office:value="1200">
            <text:p>1200</text:p>
          </table:table-cell>
          <table:table-cell table:style-name="ACE-0" office:value-type="string">
            <text:p>Acropora sp. (tabular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6.400000000000006">
            <text:p>−76.4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eschampsEtal201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5D-2R-1W_107-115</text:p>
          </table:table-cell>
          <table:table-cell table:style-name="ACE-0" office:value-type="float" office:value="-17.75">
            <text:p>−17.75</text:p>
          </table:table-cell>
          <table:table-cell table:style-name="ACE-0" office:value-type="float" office:value="-149.53299999999999">
            <text:p>−149.533</text:p>
          </table:table-cell>
          <table:table-cell table:style-name="ACE-0" office:value-type="float" office:value="12500">
            <text:p>12500</text:p>
          </table:table-cell>
          <table:table-cell table:style-name="ACE-0" table:formula="of:=MAX([.F93]*0.10000000000000001;100)" office:value-type="float" office:value="1250">
            <text:p>1250</text:p>
          </table:table-cell>
          <table:table-cell table:style-name="ACE-0" office:value-type="string">
            <text:p>Pocillopora sp. (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1.400000000000006">
            <text:p>−81.4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eschampsEtal201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5D-5R-2W_0-5</text:p>
          </table:table-cell>
          <table:table-cell table:style-name="ACE-0" office:value-type="float" office:value="-17.75">
            <text:p>−17.75</text:p>
          </table:table-cell>
          <table:table-cell table:style-name="ACE-0" office:value-type="float" office:value="-149.53299999999999">
            <text:p>−149.533</text:p>
          </table:table-cell>
          <table:table-cell table:style-name="ACE-0" office:value-type="float" office:value="13200">
            <text:p>13200</text:p>
          </table:table-cell>
          <table:table-cell table:style-name="ACE-0" table:formula="of:=MAX([.F94]*0.10000000000000001;100)" office:value-type="float" office:value="1320">
            <text:p>1320</text:p>
          </table:table-cell>
          <table:table-cell table:style-name="ACE-0" office:value-type="string">
            <text:p>Porites sp. (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5.299999999999997">
            <text:p>−85.3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eschampsEtal201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5D-6R-1W_23-31</text:p>
          </table:table-cell>
          <table:table-cell table:style-name="ACE-0" office:value-type="float" office:value="-17.75">
            <text:p>−17.75</text:p>
          </table:table-cell>
          <table:table-cell table:style-name="ACE-0" office:value-type="float" office:value="-149.53299999999999">
            <text:p>−149.533</text:p>
          </table:table-cell>
          <table:table-cell table:style-name="ACE-0" office:value-type="float" office:value="14000">
            <text:p>14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cillopora sp. (robust 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6.900000000000006">
            <text:p>−86.9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eschampsEtal201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5D-6R-2W_0-5__1</text:p>
          </table:table-cell>
          <table:table-cell table:style-name="ACE-0" office:value-type="float" office:value="-17.75">
            <text:p>−17.75</text:p>
          </table:table-cell>
          <table:table-cell table:style-name="ACE-0" office:value-type="float" office:value="-149.53299999999999">
            <text:p>−149.533</text:p>
          </table:table-cell>
          <table:table-cell table:style-name="ACE-0" office:value-type="float" office:value="13800">
            <text:p>13800</text:p>
          </table:table-cell>
          <table:table-cell table:style-name="ACE-0" table:formula="of:=MAX([.F96]*0.10000000000000001;100)" office:value-type="float" office:value="1380">
            <text:p>1380</text:p>
          </table:table-cell>
          <table:table-cell table:style-name="ACE-0" office:value-type="string">
            <text:p>Montipora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7.200000000000003">
            <text:p>−87.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eschampsEtal201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5D-6R-2W_0-5__2</text:p>
          </table:table-cell>
          <table:table-cell table:style-name="ACE-0" office:value-type="float" office:value="-17.75">
            <text:p>−17.75</text:p>
          </table:table-cell>
          <table:table-cell table:style-name="ACE-0" office:value-type="float" office:value="-149.53299999999999">
            <text:p>−149.533</text:p>
          </table:table-cell>
          <table:table-cell table:style-name="ACE-0" office:value-type="float" office:value="13900">
            <text:p>139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ontipora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7.099999999999994">
            <text:p>−87.1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eschampsEtal201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7A-18R-1W_77-109</text:p>
          </table:table-cell>
          <table:table-cell table:style-name="ACE-0" office:value-type="float" office:value="-17.75">
            <text:p>−17.75</text:p>
          </table:table-cell>
          <table:table-cell table:style-name="ACE-0" office:value-type="float" office:value="-149.53299999999999">
            <text:p>−149.533</text:p>
          </table:table-cell>
          <table:table-cell table:style-name="ACE-0" office:value-type="float" office:value="10100">
            <text:p>10100</text:p>
          </table:table-cell>
          <table:table-cell table:style-name="ACE-0" table:formula="of:=MAX([.F98]*0.10000000000000001;100)" office:value-type="float" office:value="1010">
            <text:p>101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8.600000000000001">
            <text:p>−58.6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eschampsEtal201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7B-21R-1W_0-20</text:p>
          </table:table-cell>
          <table:table-cell table:style-name="ACE-0" office:value-type="float" office:value="-17.75">
            <text:p>−17.75</text:p>
          </table:table-cell>
          <table:table-cell table:style-name="ACE-0" office:value-type="float" office:value="-149.53299999999999">
            <text:p>−149.533</text:p>
          </table:table-cell>
          <table:table-cell table:style-name="ACE-0" office:value-type="float" office:value="11100">
            <text:p>11100</text:p>
          </table:table-cell>
          <table:table-cell table:style-name="ACE-0" table:formula="of:=MAX([.F99]*0.10000000000000001;100)" office:value-type="float" office:value="1110">
            <text:p>111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3.799999999999997">
            <text:p>−63.8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DeschampsEtal201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A-6R-1W_24-35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5000">
            <text:p>15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5.8">
            <text:p>−105.8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A-6R-1W_38-48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300">
            <text:p>14300</text:p>
          </table:table-cell>
          <table:table-cell table:style-name="ACE-0" table:formula="of:=MAX([.F101]*0.10000000000000001;100)" office:value-type="float" office:value="1430">
            <text:p>143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2.59999999999999">
            <text:p>−102.6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eschampsEtal201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A-9R-1W_19-22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400">
            <text:p>14400</text:p>
          </table:table-cell>
          <table:table-cell table:style-name="ACE-0" table:formula="of:=MAX([.F102]*0.10000000000000001;100)" office:value-type="float" office:value="1440">
            <text:p>1440</text:p>
          </table:table-cell>
          <table:table-cell table:style-name="ACE-0" office:value-type="string">
            <text:p>Pavona sp. , Montipora sp. (encrust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6.3">
            <text:p>−106.3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B-13R-1W_11-18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600">
            <text:p>14600</text:p>
          </table:table-cell>
          <table:table-cell table:style-name="ACE-0" table:formula="of:=MAX([.F103]*0.10000000000000001;100)" office:value-type="float" office:value="1460">
            <text:p>1460</text:p>
          </table:table-cell>
          <table:table-cell table:style-name="ACE-0" office:value-type="string">
            <text:p>Acropora sp. (tabular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2.59999999999999">
            <text:p>−112.6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B-14R-1W_22-25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5200">
            <text:p>15200</text:p>
          </table:table-cell>
          <table:table-cell table:style-name="ACE-0" table:formula="of:=MAX([.F104]*0.10000000000000001;100)" office:value-type="float" office:value="1520">
            <text:p>1520</text:p>
          </table:table-cell>
          <table:table-cell table:style-name="ACE-0" office:value-type="string">
            <text:p>Pocillopora sp. (robust 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4.5">
            <text:p>−114.5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B-15R-1W_13-20__1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6100">
            <text:p>161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cillopora sp. (robust 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6.2">
            <text:p>−116.2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DeschampsEtal201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B-15R-1W_13-20__2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6200">
            <text:p>162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cillopora sp. (robust 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6.2">
            <text:p>−116.2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DeschampsEtal201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B-9R-2W_0-5__1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400">
            <text:p>14400</text:p>
          </table:table-cell>
          <table:table-cell table:style-name="ACE-0" table:formula="of:=MAX([.F107]*0.10000000000000001;100)" office:value-type="float" office:value="1440">
            <text:p>1440</text:p>
          </table:table-cell>
          <table:table-cell table:style-name="ACE-0" office:value-type="string">
            <text:p>Pocillopora sp. (robust 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5.7">
            <text:p>−105.7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B-9R-2W_0-5__2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400">
            <text:p>14400</text:p>
          </table:table-cell>
          <table:table-cell table:style-name="ACE-0" table:formula="of:=MAX([.F108]*0.10000000000000001;100)" office:value-type="float" office:value="1440">
            <text:p>1440</text:p>
          </table:table-cell>
          <table:table-cell table:style-name="ACE-0" office:value-type="string">
            <text:p>Pocillopora sp. (robust 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5.7">
            <text:p>−105.7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C-11R-2W_0-4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300">
            <text:p>14300</text:p>
          </table:table-cell>
          <table:table-cell table:style-name="ACE-0" table:formula="of:=MAX([.F109]*0.10000000000000001;100)" office:value-type="float" office:value="1430">
            <text:p>143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7.2">
            <text:p>−107.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C-13R-2W_15-18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500">
            <text:p>14500</text:p>
          </table:table-cell>
          <table:table-cell table:style-name="ACE-0" table:formula="of:=MAX([.F110]*0.10000000000000001;100)" office:value-type="float" office:value="1450">
            <text:p>145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9.8">
            <text:p>−109.8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C-16R-1W_3-4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5000">
            <text:p>15000</text:p>
          </table:table-cell>
          <table:table-cell table:style-name="ACE-0" table:formula="of:=MAX([.F111]*0.10000000000000001;100)" office:value-type="float" office:value="1500">
            <text:p>1500</text:p>
          </table:table-cell>
          <table:table-cell table:style-name="ACE-0" office:value-type="string">
            <text:p>Montipora sp. (encrust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3.5">
            <text:p>−113.5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C-17R-2W_0-10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5600">
            <text:p>15600</text:p>
          </table:table-cell>
          <table:table-cell table:style-name="ACE-0" table:formula="of:=MAX([.F112]*0.10000000000000001;100)" office:value-type="float" office:value="1560">
            <text:p>156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4.7">
            <text:p>−114.7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C-6R-1W_38-43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3900">
            <text:p>13900</text:p>
          </table:table-cell>
          <table:table-cell table:style-name="ACE-0" table:formula="of:=MAX([.F113]*0.10000000000000001;100)" office:value-type="float" office:value="1390">
            <text:p>1390</text:p>
          </table:table-cell>
          <table:table-cell table:style-name="ACE-0" office:value-type="string">
            <text:p>Montipora sp. (encrust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2.2">
            <text:p>−102.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D-10R-2W_74-78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800">
            <text:p>148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3.3">
            <text:p>−113.3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D-10R-2W_96-107__1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800">
            <text:p>148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3.5">
            <text:p>−113.5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D-10R-2W_96-107__2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900">
            <text:p>149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3.40000000000001">
            <text:p>−113.4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D-11R-1W_13-26__1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5000">
            <text:p>15000</text:p>
          </table:table-cell>
          <table:table-cell table:style-name="ACE-0" table:formula="of:=MAX([.F117]*0.10000000000000001;100)" office:value-type="float" office:value="1500">
            <text:p>150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4.3">
            <text:p>−114.3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D-11R-1W_13-26__2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900">
            <text:p>149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4.3">
            <text:p>−114.3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D-7R-1W_11-28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300">
            <text:p>143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6.90000000000001">
            <text:p>−106.9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D-7R-1W_28-45__1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200">
            <text:p>14200</text:p>
          </table:table-cell>
          <table:table-cell table:style-name="ACE-0" table:formula="of:=MAX([.F120]*0.10000000000000001;100)" office:value-type="float" office:value="1420">
            <text:p>142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7">
            <text:p>−107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D-7R-1W_28-45__2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300">
            <text:p>14300</text:p>
          </table:table-cell>
          <table:table-cell table:style-name="ACE-0" table:formula="of:=MAX([.F121]*0.10000000000000001;100)" office:value-type="float" office:value="1430">
            <text:p>143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7">
            <text:p>−107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D-7R-2W_64-71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400">
            <text:p>14400</text:p>
          </table:table-cell>
          <table:table-cell table:style-name="ACE-0" table:formula="of:=MAX([.F122]*0.10000000000000001;100)" office:value-type="float" office:value="1440">
            <text:p>1440</text:p>
          </table:table-cell>
          <table:table-cell table:style-name="ACE-0" office:value-type="string">
            <text:p>Pocillopora sp. (robust 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8.3">
            <text:p>−108.3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D-9R-1W_66-77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500">
            <text:p>14500</text:p>
          </table:table-cell>
          <table:table-cell table:style-name="ACE-0" table:formula="of:=MAX([.F123]*0.10000000000000001;100)" office:value-type="float" office:value="1450">
            <text:p>1450</text:p>
          </table:table-cell>
          <table:table-cell table:style-name="ACE-0" office:value-type="string">
            <text:p>Porites sp. (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0.8">
            <text:p>−110.8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D-9R-1W_99-103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600">
            <text:p>14600</text:p>
          </table:table-cell>
          <table:table-cell table:style-name="ACE-0" table:formula="of:=MAX([.F124]*0.10000000000000001;100)" office:value-type="float" office:value="1460">
            <text:p>146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1.09999999999999">
            <text:p>−111.1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E-7R-1W_5-17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200">
            <text:p>142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2">
            <text:p>−10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E-9R-1W_32-36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400">
            <text:p>144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ontipora sp. (encrust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4.8">
            <text:p>−104.8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E-9R-1W_69-73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800">
            <text:p>148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cillopora sp. (robust 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5">
            <text:p>−105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15A-33R-1W_29-40__1</text:p>
          </table:table-cell>
          <table:table-cell table:style-name="ACE-0" office:value-type="float" office:value="-17.75">
            <text:p>−17.75</text:p>
          </table:table-cell>
          <table:table-cell table:style-name="ACE-0" office:value-type="float" office:value="-149.53299999999999">
            <text:p>−149.533</text:p>
          </table:table-cell>
          <table:table-cell table:style-name="ACE-0" office:value-type="float" office:value="13700">
            <text:p>13700</text:p>
          </table:table-cell>
          <table:table-cell table:style-name="ACE-0" table:formula="of:=MAX([.F128]*0.10000000000000001;100)" office:value-type="float" office:value="1370">
            <text:p>1370</text:p>
          </table:table-cell>
          <table:table-cell table:style-name="ACE-0" office:value-type="string">
            <text:p>Pocillopora sp. (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9.700000000000003">
            <text:p>−99.7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15A-33R-1W_29-40__2</text:p>
          </table:table-cell>
          <table:table-cell table:style-name="ACE-0" office:value-type="float" office:value="-17.75">
            <text:p>−17.75</text:p>
          </table:table-cell>
          <table:table-cell table:style-name="ACE-0" office:value-type="float" office:value="-149.53299999999999">
            <text:p>−149.533</text:p>
          </table:table-cell>
          <table:table-cell table:style-name="ACE-0" office:value-type="float" office:value="13600">
            <text:p>13600</text:p>
          </table:table-cell>
          <table:table-cell table:style-name="ACE-0" table:formula="of:=MAX([.F129]*0.10000000000000001;100)" office:value-type="float" office:value="1360">
            <text:p>1360</text:p>
          </table:table-cell>
          <table:table-cell table:style-name="ACE-0" office:value-type="string">
            <text:p>Pocillopora sp. (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9.700000000000003">
            <text:p>−99.7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15A-36R-1W_51-52</text:p>
          </table:table-cell>
          <table:table-cell table:style-name="ACE-0" office:value-type="float" office:value="-17.75">
            <text:p>−17.75</text:p>
          </table:table-cell>
          <table:table-cell table:style-name="ACE-0" office:value-type="float" office:value="-149.53299999999999">
            <text:p>−149.533</text:p>
          </table:table-cell>
          <table:table-cell table:style-name="ACE-0" office:value-type="float" office:value="14500">
            <text:p>14500</text:p>
          </table:table-cell>
          <table:table-cell table:style-name="ACE-0" table:formula="of:=MAX([.F130]*0.10000000000000001;100)" office:value-type="float" office:value="1450">
            <text:p>1450</text:p>
          </table:table-cell>
          <table:table-cell table:style-name="ACE-0" office:value-type="string">
            <text:p>Montipora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3.40000000000001">
            <text:p>−103.4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15A-36R-2W_0-6</text:p>
          </table:table-cell>
          <table:table-cell table:style-name="ACE-0" office:value-type="float" office:value="-17.75">
            <text:p>−17.75</text:p>
          </table:table-cell>
          <table:table-cell table:style-name="ACE-0" office:value-type="float" office:value="-149.53299999999999">
            <text:p>−149.533</text:p>
          </table:table-cell>
          <table:table-cell table:style-name="ACE-0" office:value-type="float" office:value="14600">
            <text:p>14600</text:p>
          </table:table-cell>
          <table:table-cell table:style-name="ACE-0" table:formula="of:=MAX([.F131]*0.10000000000000001;100)" office:value-type="float" office:value="1460">
            <text:p>1460</text:p>
          </table:table-cell>
          <table:table-cell table:style-name="ACE-0" office:value-type="string">
            <text:p>Montipora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3.40000000000001">
            <text:p>−103.4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15A-37R-1W_19-28</text:p>
          </table:table-cell>
          <table:table-cell table:style-name="ACE-0" office:value-type="float" office:value="-17.75">
            <text:p>−17.75</text:p>
          </table:table-cell>
          <table:table-cell table:style-name="ACE-0" office:value-type="float" office:value="-149.53299999999999">
            <text:p>−149.533</text:p>
          </table:table-cell>
          <table:table-cell table:style-name="ACE-0" office:value-type="float" office:value="14700">
            <text:p>14700</text:p>
          </table:table-cell>
          <table:table-cell table:style-name="ACE-0" table:formula="of:=MAX([.F132]*0.10000000000000001;100)" office:value-type="float" office:value="1470">
            <text:p>1470</text:p>
          </table:table-cell>
          <table:table-cell table:style-name="ACE-0" office:value-type="string">
            <text:p>Montipora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4.40000000000001">
            <text:p>−104.4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16A-36R-2W_5-10</text:p>
          </table:table-cell>
          <table:table-cell table:style-name="ACE-0" office:value-type="float" office:value="-17.75">
            <text:p>−17.75</text:p>
          </table:table-cell>
          <table:table-cell table:style-name="ACE-0" office:value-type="float" office:value="-149.53299999999999">
            <text:p>−149.533</text:p>
          </table:table-cell>
          <table:table-cell table:style-name="ACE-0" office:value-type="float" office:value="14600">
            <text:p>14600</text:p>
          </table:table-cell>
          <table:table-cell table:style-name="ACE-0" table:formula="of:=MAX([.F133]*0.10000000000000001;100)" office:value-type="float" office:value="1460">
            <text:p>146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4">
            <text:p>−114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18A-18R-1W_40-50</text:p>
          </table:table-cell>
          <table:table-cell table:style-name="ACE-0" office:value-type="float" office:value="-17.75">
            <text:p>−17.75</text:p>
          </table:table-cell>
          <table:table-cell table:style-name="ACE-0" office:value-type="float" office:value="-149.53299999999999">
            <text:p>−149.533</text:p>
          </table:table-cell>
          <table:table-cell table:style-name="ACE-0" office:value-type="float" office:value="14300">
            <text:p>143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sp. (tabular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8.2">
            <text:p>−108.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18A-19R-1W_107-110</text:p>
          </table:table-cell>
          <table:table-cell table:style-name="ACE-0" office:value-type="float" office:value="-17.75">
            <text:p>−17.75</text:p>
          </table:table-cell>
          <table:table-cell table:style-name="ACE-0" office:value-type="float" office:value="-149.53299999999999">
            <text:p>−149.533</text:p>
          </table:table-cell>
          <table:table-cell table:style-name="ACE-0" office:value-type="float" office:value="14400">
            <text:p>14400</text:p>
          </table:table-cell>
          <table:table-cell table:style-name="ACE-0" table:formula="of:=MAX([.F135]*0.10000000000000001;100)" office:value-type="float" office:value="1440">
            <text:p>1440</text:p>
          </table:table-cell>
          <table:table-cell table:style-name="ACE-0" office:value-type="string">
            <text:p>Acropora sp. (tabular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0.90000000000001">
            <text:p>−110.9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18A-7R-1W_73-83</text:p>
          </table:table-cell>
          <table:table-cell table:style-name="ACE-0" office:value-type="float" office:value="-17.75">
            <text:p>−17.75</text:p>
          </table:table-cell>
          <table:table-cell table:style-name="ACE-0" office:value-type="float" office:value="-149.53299999999999">
            <text:p>−149.533</text:p>
          </table:table-cell>
          <table:table-cell table:style-name="ACE-0" office:value-type="float" office:value="11500">
            <text:p>11500</text:p>
          </table:table-cell>
          <table:table-cell table:style-name="ACE-0" table:formula="of:=MAX([.F136]*0.10000000000000001;100)" office:value-type="float" office:value="1150">
            <text:p>1150</text:p>
          </table:table-cell>
          <table:table-cell table:style-name="ACE-0" office:value-type="string">
            <text:p>Acropora sp. (tabular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8.599999999999994">
            <text:p>−88.6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19A-10R-1W_20-28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83">
            <text:p>−149.583</text:p>
          </table:table-cell>
          <table:table-cell table:style-name="ACE-0" office:value-type="float" office:value="11900">
            <text:p>11900</text:p>
          </table:table-cell>
          <table:table-cell table:style-name="ACE-0" table:formula="of:=MAX([.F137]*0.10000000000000001;100)" office:value-type="float" office:value="1190">
            <text:p>119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8.200000000000003">
            <text:p>−78.2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0A-16R-1W_55-66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83">
            <text:p>−149.583</text:p>
          </table:table-cell>
          <table:table-cell table:style-name="ACE-0" office:value-type="float" office:value="13800">
            <text:p>138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0.40000000000001">
            <text:p>−100.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0A-20R-1W_140-150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83">
            <text:p>−149.583</text:p>
          </table:table-cell>
          <table:table-cell table:style-name="ACE-0" office:value-type="float" office:value="14300">
            <text:p>143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 (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6.90000000000001">
            <text:p>−106.9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0A-21R-2W_13-20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83">
            <text:p>−149.583</text:p>
          </table:table-cell>
          <table:table-cell table:style-name="ACE-0" office:value-type="float" office:value="14200">
            <text:p>14200</text:p>
          </table:table-cell>
          <table:table-cell table:style-name="ACE-0" table:formula="of:=MAX([.F140]*0.10000000000000001;100)" office:value-type="float" office:value="1420">
            <text:p>1420</text:p>
          </table:table-cell>
          <table:table-cell table:style-name="ACE-0" office:value-type="string">
            <text:p>Pocillopora sp. (robust 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8.90000000000001">
            <text:p>−108.9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0A-22R-2W_59-70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83">
            <text:p>−149.583</text:p>
          </table:table-cell>
          <table:table-cell table:style-name="ACE-0" office:value-type="float" office:value="14500">
            <text:p>14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1.40000000000001">
            <text:p>−111.4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0A-23R-1W_56-64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83">
            <text:p>−149.583</text:p>
          </table:table-cell>
          <table:table-cell table:style-name="ACE-0" office:value-type="float" office:value="14500">
            <text:p>14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3.09999999999999">
            <text:p>−113.1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0A-23R-2W_72-78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83">
            <text:p>−149.583</text:p>
          </table:table-cell>
          <table:table-cell table:style-name="ACE-0" office:value-type="float" office:value="14800">
            <text:p>148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4.59999999999999">
            <text:p>−114.6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0A-24R-1W_28-38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83">
            <text:p>−149.583</text:p>
          </table:table-cell>
          <table:table-cell table:style-name="ACE-0" office:value-type="float" office:value="14800">
            <text:p>148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5.8">
            <text:p>−115.8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0A-24R-2W_38-42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83">
            <text:p>−149.583</text:p>
          </table:table-cell>
          <table:table-cell table:style-name="ACE-0" office:value-type="float" office:value="14700">
            <text:p>147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sp. (robust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6.90000000000001">
            <text:p>−116.9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0A-2R-1W_31-32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83">
            <text:p>−149.583</text:p>
          </table:table-cell>
          <table:table-cell table:style-name="ACE-0" office:value-type="float" office:value="10000">
            <text:p>10000</text:p>
          </table:table-cell>
          <table:table-cell table:style-name="ACE-0" table:formula="of:=MAX([.F146]*0.10000000000000001;100)" office:value-type="float" office:value="1000">
            <text:p>1000</text:p>
          </table:table-cell>
          <table:table-cell table:style-name="ACE-0" office:value-type="string">
            <text:p>Pavona sp.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2.599999999999994">
            <text:p>−82.6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0A-3R-1W_19-23</text:p>
          </table:table-cell>
          <table:table-cell table:style-name="ACE-0" office:value-type="float" office:value="-17.533000000000001">
            <text:p>−17.533</text:p>
          </table:table-cell>
          <table:table-cell table:style-name="ACE-0" office:value-type="float" office:value="-149.583">
            <text:p>−149.583</text:p>
          </table:table-cell>
          <table:table-cell table:style-name="ACE-0" office:value-type="float" office:value="10700">
            <text:p>10700</text:p>
          </table:table-cell>
          <table:table-cell table:style-name="ACE-0" table:formula="of:=MAX([.F147]*0.10000000000000001;100)" office:value-type="float" office:value="1070">
            <text:p>107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3.799999999999997">
            <text:p>−83.8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1A-13R-2W_66-75__1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100">
            <text:p>14100</text:p>
          </table:table-cell>
          <table:table-cell table:style-name="ACE-0" table:formula="of:=MAX([.F148]*0.10000000000000001;100)" office:value-type="float" office:value="1410">
            <text:p>141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7.700000000000003">
            <text:p>−97.7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1A-13R-2W_66-75__2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100">
            <text:p>14100</text:p>
          </table:table-cell>
          <table:table-cell table:style-name="ACE-0" table:formula="of:=MAX([.F149]*0.10000000000000001;100)" office:value-type="float" office:value="1410">
            <text:p>141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7.700000000000003">
            <text:p>−97.7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1A-17R-1W_13-19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400">
            <text:p>14400</text:p>
          </table:table-cell>
          <table:table-cell table:style-name="ACE-0" table:formula="of:=MAX([.F150]*0.10000000000000001;100)" office:value-type="float" office:value="1440">
            <text:p>1440</text:p>
          </table:table-cell>
          <table:table-cell table:style-name="ACE-0" office:value-type="string">
            <text:p>Porites sp. (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3.3">
            <text:p>−103.3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1B-16R-1W_39-44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400">
            <text:p>14400</text:p>
          </table:table-cell>
          <table:table-cell table:style-name="ACE-0" table:formula="of:=MAX([.F151]*0.10000000000000001;100)" office:value-type="float" office:value="1440">
            <text:p>1440</text:p>
          </table:table-cell>
          <table:table-cell table:style-name="ACE-0" office:value-type="string">
            <text:p>Pocillopora sp. (robust 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2.90000000000001">
            <text:p>−102.9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3A-11R-1W_22-31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3500">
            <text:p>13500</text:p>
          </table:table-cell>
          <table:table-cell table:style-name="ACE-0" table:formula="of:=MAX([.F152]*0.10000000000000001;100)" office:value-type="float" office:value="1350">
            <text:p>1350</text:p>
          </table:table-cell>
          <table:table-cell table:style-name="ACE-0" office:value-type="string">
            <text:p>Pocillopora sp. (robust 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1.799999999999997">
            <text:p>−81.8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3A-11R-2W_112-121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3600">
            <text:p>13600</text:p>
          </table:table-cell>
          <table:table-cell table:style-name="ACE-0" table:formula="of:=MAX([.F153]*0.10000000000000001;100)" office:value-type="float" office:value="1360">
            <text:p>1360</text:p>
          </table:table-cell>
          <table:table-cell table:style-name="ACE-0" office:value-type="string">
            <text:p>Porites sp. (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3.900000000000006">
            <text:p>−83.9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3A-12R-1W_140-145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3800">
            <text:p>13800</text:p>
          </table:table-cell>
          <table:table-cell table:style-name="ACE-0" table:formula="of:=MAX([.F154]*0.10000000000000001;100)" office:value-type="float" office:value="1380">
            <text:p>1380</text:p>
          </table:table-cell>
          <table:table-cell table:style-name="ACE-0" office:value-type="string">
            <text:p>Leptastrea sp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5.700000000000003">
            <text:p>−85.7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3A-12R-1W_32-38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3600">
            <text:p>13600</text:p>
          </table:table-cell>
          <table:table-cell table:style-name="ACE-0" table:formula="of:=MAX([.F155]*0.10000000000000001;100)" office:value-type="float" office:value="1360">
            <text:p>1360</text:p>
          </table:table-cell>
          <table:table-cell table:style-name="ACE-0" office:value-type="string">
            <text:p>Pocillopora sp. (robust 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4.599999999999994">
            <text:p>−84.6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3A-13R-2W_32-37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400">
            <text:p>14400</text:p>
          </table:table-cell>
          <table:table-cell table:style-name="ACE-0" table:formula="of:=MAX([.F156]*0.10000000000000001;100)" office:value-type="float" office:value="1440">
            <text:p>1440</text:p>
          </table:table-cell>
          <table:table-cell table:style-name="ACE-0" office:value-type="string">
            <text:p>Pocillopora sp. (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7.700000000000003">
            <text:p>−87.7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3A-14R-1W_0-20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600">
            <text:p>14600</text:p>
          </table:table-cell>
          <table:table-cell table:style-name="ACE-0" table:formula="of:=MAX([.F157]*0.10000000000000001;100)" office:value-type="float" office:value="1460">
            <text:p>1460</text:p>
          </table:table-cell>
          <table:table-cell table:style-name="ACE-0" office:value-type="string">
            <text:p>Pocillopora sp. (robust 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9">
            <text:p>−89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3A-5R-1W_45-52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2400">
            <text:p>12400</text:p>
          </table:table-cell>
          <table:table-cell table:style-name="ACE-0" table:formula="of:=MAX([.F158]*0.10000000000000001;100)" office:value-type="float" office:value="1240">
            <text:p>124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1.299999999999997">
            <text:p>−71.3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3A-6R-1W_117-146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2500">
            <text:p>12500</text:p>
          </table:table-cell>
          <table:table-cell table:style-name="ACE-0" table:formula="of:=MAX([.F159]*0.10000000000000001;100)" office:value-type="float" office:value="1250">
            <text:p>125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3.799999999999997">
            <text:p>−73.8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3B-12R-1W_30-33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000">
            <text:p>14000</text:p>
          </table:table-cell>
          <table:table-cell table:style-name="ACE-0" table:formula="of:=MAX([.F160]*0.10000000000000001;100)" office:value-type="float" office:value="1400">
            <text:p>1400</text:p>
          </table:table-cell>
          <table:table-cell table:style-name="ACE-0" office:value-type="string">
            <text:p>Montipora sp. (foliacious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6.200000000000003">
            <text:p>−86.2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3B-12R-2W_113-127__1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300">
            <text:p>14300</text:p>
          </table:table-cell>
          <table:table-cell table:style-name="ACE-0" table:formula="of:=MAX([.F161]*0.10000000000000001;100)" office:value-type="float" office:value="1430">
            <text:p>1430</text:p>
          </table:table-cell>
          <table:table-cell table:style-name="ACE-0" office:value-type="string">
            <text:p>Pocillopora sp. (robust 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7.5">
            <text:p>−87.5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3B-12R-2W_113-127__2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300">
            <text:p>14300</text:p>
          </table:table-cell>
          <table:table-cell table:style-name="ACE-0" table:formula="of:=MAX([.F162]*0.10000000000000001;100)" office:value-type="float" office:value="1430">
            <text:p>1430</text:p>
          </table:table-cell>
          <table:table-cell table:style-name="ACE-0" office:value-type="string">
            <text:p>Pocillopora sp. (robust 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7.5">
            <text:p>−87.5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3B-15R-1W_0-5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300">
            <text:p>14300</text:p>
          </table:table-cell>
          <table:table-cell table:style-name="ACE-0" table:formula="of:=MAX([.F163]*0.10000000000000001;100)" office:value-type="float" office:value="1430">
            <text:p>1430</text:p>
          </table:table-cell>
          <table:table-cell table:style-name="ACE-0" office:value-type="string">
            <text:p>Pocillopora sp. (robust 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2.299999999999997">
            <text:p>−92.3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4A-10R-1W_65-75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600">
            <text:p>146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cillopora sp. (robust 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4.3">
            <text:p>−104.3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4A-10R-1W_98-116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700">
            <text:p>14700</text:p>
          </table:table-cell>
          <table:table-cell table:style-name="ACE-0" table:formula="of:=MAX([.F165]*0.10000000000000001;100)" office:value-type="float" office:value="1470">
            <text:p>1470</text:p>
          </table:table-cell>
          <table:table-cell table:style-name="ACE-0" office:value-type="string">
            <text:p>Pocillopora sp. (robust 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4.7">
            <text:p>−104.7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4A-10R-2W_69-72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800">
            <text:p>14800</text:p>
          </table:table-cell>
          <table:table-cell table:style-name="ACE-0" table:formula="of:=MAX([.F166]*0.10000000000000001;100)" office:value-type="float" office:value="1480">
            <text:p>1480</text:p>
          </table:table-cell>
          <table:table-cell table:style-name="ACE-0" office:value-type="string">
            <text:p>Porites sp. (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5.8">
            <text:p>−105.8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4A-11R-2W_23-38__1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5000">
            <text:p>15000</text:p>
          </table:table-cell>
          <table:table-cell table:style-name="ACE-0" table:formula="of:=MAX([.F167]*0.10000000000000001;100)" office:value-type="float" office:value="1500">
            <text:p>150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8.40000000000001">
            <text:p>−108.4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4A-11R-2W_23-38__2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5000">
            <text:p>150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8.40000000000001">
            <text:p>−108.4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4A-13R-1W_32-41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5200">
            <text:p>15200</text:p>
          </table:table-cell>
          <table:table-cell table:style-name="ACE-0" table:formula="of:=MAX([.F169]*0.10000000000000001;100)" office:value-type="float" office:value="1520">
            <text:p>152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1.40000000000001">
            <text:p>−111.4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4A-14R-1W_24-28__1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5200">
            <text:p>152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2.3">
            <text:p>−112.3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4A-14R-1W_24-28__2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5300">
            <text:p>15300</text:p>
          </table:table-cell>
          <table:table-cell table:style-name="ACE-0" table:formula="of:=MAX([.F171]*0.10000000000000001;100)" office:value-type="float" office:value="1530">
            <text:p>153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2.3">
            <text:p>−112.3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4A-15R-1W_16-20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5800">
            <text:p>15800</text:p>
          </table:table-cell>
          <table:table-cell table:style-name="ACE-0" table:formula="of:=MAX([.F172]*0.10000000000000001;100)" office:value-type="float" office:value="1580">
            <text:p>1580</text:p>
          </table:table-cell>
          <table:table-cell table:style-name="ACE-0" office:value-type="string">
            <text:p>Pocillopora sp. (robust 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3.90000000000001">
            <text:p>−113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4A-1R-1W_36-41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2400">
            <text:p>12400</text:p>
          </table:table-cell>
          <table:table-cell table:style-name="ACE-0" table:formula="of:=MAX([.F173]*0.10000000000000001;100)" office:value-type="float" office:value="1240">
            <text:p>1240</text:p>
          </table:table-cell>
          <table:table-cell table:style-name="ACE-0" office:value-type="string">
            <text:p>Montipora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7.599999999999994">
            <text:p>−87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4A-4R-1W_137-141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3600">
            <text:p>13600</text:p>
          </table:table-cell>
          <table:table-cell table:style-name="ACE-0" table:formula="of:=MAX([.F174]*0.10000000000000001;100)" office:value-type="float" office:value="1360">
            <text:p>1360</text:p>
          </table:table-cell>
          <table:table-cell table:style-name="ACE-0" office:value-type="string">
            <text:p>Pocillopora sp. (branch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1.299999999999997">
            <text:p>−91.3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5B-10R-1W_0-5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900">
            <text:p>14900</text:p>
          </table:table-cell>
          <table:table-cell table:style-name="ACE-0" table:formula="of:=MAX([.F175]*0.10000000000000001;100)" office:value-type="float" office:value="1490">
            <text:p>149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0.3">
            <text:p>−110.3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5B-11R-1W_70-74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5300">
            <text:p>15300</text:p>
          </table:table-cell>
          <table:table-cell table:style-name="ACE-0" table:formula="of:=MAX([.F176]*0.10000000000000001;100)" office:value-type="float" office:value="1530">
            <text:p>1530</text:p>
          </table:table-cell>
          <table:table-cell table:style-name="ACE-0" office:value-type="string">
            <text:p>Montipora sp. (encrusting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2.90000000000001">
            <text:p>−112.9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5B-9R-1W_0-30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800">
            <text:p>148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8.40000000000001">
            <text:p>−108.4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5B-9R-2W_60-70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800">
            <text:p>14800</text:p>
          </table:table-cell>
          <table:table-cell table:style-name="ACE-0" table:formula="of:=MAX([.F178]*0.10000000000000001;100)" office:value-type="float" office:value="1480">
            <text:p>148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0.09999999999999">
            <text:p>−110.1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6A-5R-1W_117-127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900">
            <text:p>14900</text:p>
          </table:table-cell>
          <table:table-cell table:style-name="ACE-0" table:formula="of:=MAX([.F179]*0.10000000000000001;100)" office:value-type="float" office:value="1490">
            <text:p>149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1.09999999999999">
            <text:p>−111.1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26A-5R-1W_4-18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14800">
            <text:p>14800</text:p>
          </table:table-cell>
          <table:table-cell table:style-name="ACE-0" table:formula="of:=MAX([.F180]*0.10000000000000001;100)" office:value-type="float" office:value="1480">
            <text:p>148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0.09999999999999">
            <text:p>−110.1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1.8">
            <text:p>1.8</text:p>
          </table:table-cell>
          <table:table-cell table:style-name="ACE-0" office:value-type="string">
            <text:p>DeschampsEtal2012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B-16R-2W-13_17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29600">
            <text:p>296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5.5">
            <text:p>−115.5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string">
            <text:p>ThomasEtal2009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B-16R-2W-13_17_(2)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29600">
            <text:p>296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5.5">
            <text:p>−115.5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string">
            <text:p>ThomasEtal2009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B-17R-1W-5_10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29800">
            <text:p>298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5.5">
            <text:p>−115.5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string">
            <text:p>ThomasEtal2009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B-17R-1W-5_10_(2)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29900">
            <text:p>299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orites sp. (massive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5.5">
            <text:p>−115.5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string">
            <text:p>ThomasEtal2009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B-17R-1W-70_80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29500">
            <text:p>29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sp.(branching 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6.3">
            <text:p>−116.3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string">
            <text:p>ThomasEtal2009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B-17R-1W-70_80_(2)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29700">
            <text:p>297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cropora sp.(branching )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6.2">
            <text:p>−116.2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string">
            <text:p>ThomasEtal2009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>
          <table:table-cell table:style-name="ACE-0" office:value-type="string">
            <text:p>Tahiti_MIS1_MIS2</text:p>
          </table:table-cell>
          <table:table-cell table:style-name="Gnumeric-default" office:value-type="string">
            <text:p>U/Th</text:p>
          </table:table-cell>
          <table:table-cell table:style-name="ACE-0" office:value-type="string">
            <text:p>310-M0009D-18R-1W-19_28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-149.38300000000001">
            <text:p>−149.383</text:p>
          </table:table-cell>
          <table:table-cell table:style-name="ACE-0" office:value-type="float" office:value="29800">
            <text:p>298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_Foliaceous pachyseris_ (ref 43) - is this Pacyseris foliosa?</text:p>
          </table:table-cell>
          <table:table-cell table:style-name="Gnumeric-default" office:value-type="string">
            <text:p>U/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3.09999999999999">
            <text:p>−123.1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string">
            <text:p>ThomasEtal2009</text:p>
          </table:table-cell>
          <table:table-cell table:number-columns-repeated="227" table:style-name="ACE-0"/>
          <table:table-cell table:number-columns-repeated="13" table:style-name="Gnumeric-default"/>
        </table:table-row>
        <table:table-row table:style-name="AROW-0" table:number-rows-repeated="6533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15" gnm:cursor-row="180">
          <gnm:selection gnm:start-col="15" gnm:start-row="180" gnm:end-col="15" gnm:end-row="18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8T08:44:53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